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Ambiente;<text:line-break/><text:line-break/>public class Aspirador {<text:line-break/> <text:s text:c="3"/>int posx;<text:line-break/> <text:s text:c="3"/>int posy;<text:line-break/> <text:s text:c="3"/>int energia;<text:line-break/> <text:s text:c="3"/>int capacidadebolsa;<text:line-break/> <text:s text:c="3"/>char[][] lugar = {<text:line-break/> <text:s text:c="7"/>{'A', 'B', 'C', 'D'},<text:line-break/> <text:s text:c="7"/>{'E', 'F', 'G', 'H'},<text:line-break/> <text:s text:c="7"/>{'I', 'J', 'K', 'L'},<text:line-break/> <text:s text:c="7"/>{'M', 'N', 'O', 'P'}<text:line-break/> <text:s text:c="3"/>};<text:line-break/> <text:s text:c="3"/>String[][] area;<text:line-break/> <text:s text:c="3"/>int[] movimentosX = {1, 1, 1, 1, 2, 2, 2, 2, 3, 3, 3, 3, 4, 4, 4, 4};<text:line-break/> <text:s text:c="3"/>int[] movimentosY = {1, 2, 3, 4, 4, 3, 2, 1, 1, 2, 3, 4, 4, 3, 2, 1};<text:line-break/> <text:s text:c="3"/>int movimentoAtual = 0;<text:line-break/><text:line-break/> <text:s text:c="3"/>public boolean objetivo() {<text:line-break/> <text:s text:c="7"/>for (int i = 0; i &lt; 4; i++) {<text:line-break/> <text:s text:c="11"/>for (int j = 0; j &lt; 4; j++) {<text:line-break/> <text:s text:c="15"/>if (area[i][j].equals("sujo"))<text:line-break/> <text:s text:c="19"/>return false;<text:line-break/> <text:s text:c="11"/>}<text:line-break/> <text:s text:c="7"/>}<text:line-break/> <text:s text:c="7"/>return true;<text:line-break/> <text:s text:c="3"/>}<text:line-break/><text:line-break/> <text:s text:c="3"/>// Posição inicial do robô<text:line-break/> <text:s text:c="3"/>public Aspirador() {<text:line-break/> <text:s text:c="7"/>posx = 0;<text:line-break/> <text:s text:c="7"/>posy = 0;<text:line-break/> <text:s text:c="7"/>energia = 100;<text:line-break/> <text:s text:c="7"/>capacidadebolsa = 0;<text:line-break/> <text:s text:c="7"/>area = new String[][] {<text:line-break/> <text:s text:c="11"/>{ "limpo", "limpo", "sujo", "limpo" },<text:line-break/> <text:s text:c="11"/>{ "limpo", "sujo", "limpo", "sujo" },<text:line-break/> <text:s text:c="11"/>{ "sujo", "limpo", "sujo", "limpo" },<text:line-break/> <text:s text:c="11"/>{ "sujo", "limpo", "sujo", "limpo" }<text:line-break/> <text:s text:c="7"/>};<text:line-break/> <text:s text:c="3"/>}<text:line-break/><text:line-break/> <text:s text:c="3"/>// Função do aspirador de limpar o lugar. Aspirar.<text:line-break/> <text:s text:c="3"/>public void aspirar() {<text:line-break/> <text:s text:c="7"/>if (area[posx][posy].equals("sujo")) {<text:line-break/> <text:s text:c="11"/>area[posx][posy] = "limpo";<text:line-break/> <text:s text:c="11"/>capacidadebolsa++;<text:line-break/> <text:s text:c="11"/>energia--;<text:line-break/> <text:s text:c="11"/>System.out.println("Lugar " + lugar[posx][posy] + " limpo ");<text:line-break/> <text:s text:c="7"/>}<text:line-break/> <text:s text:c="3"/>}<text:line-break/><text:line-break/><text:soft-page-break/> <text:s text:c="3"/>// Mover para cima. Norte<text:line-break/> <text:s text:c="3"/>public void moverParaNorte() {<text:line-break/> <text:s text:c="7"/>if (posx &gt; 0) {<text:line-break/> <text:s text:c="11"/>posx--;<text:line-break/> <text:s text:c="11"/>energia--;<text:line-break/> <text:s text:c="11"/>System.out.println("Aspirador de pó moveu para o Norte.");<text:line-break/> <text:s text:c="7"/>}<text:line-break/> <text:s text:c="3"/>}<text:line-break/><text:line-break/> <text:s text:c="3"/>// Mover para baixo. Sul<text:line-break/> <text:s text:c="3"/>public void moverParaSul() {<text:line-break/> <text:s text:c="7"/>if (posx &lt; 3) {<text:line-break/> <text:s text:c="11"/>posx++;<text:line-break/> <text:s text:c="11"/>energia--;<text:line-break/> <text:s text:c="11"/>System.out.println("Aspirador de pó moveu para o Sul.");<text:line-break/> <text:s text:c="7"/>}<text:line-break/> <text:s text:c="3"/>}<text:line-break/><text:line-break/> <text:s text:c="3"/>// Mover para a direita. Leste<text:line-break/> <text:s text:c="3"/>public void moverParaLeste() {<text:line-break/> <text:s text:c="7"/>if (posy &lt; 3) {<text:line-break/> <text:s text:c="11"/>posy++;<text:line-break/> <text:s text:c="11"/>energia--;<text:line-break/> <text:s text:c="11"/>System.out.println("Aspirador de pó moveu para o Leste.");<text:line-break/> <text:s text:c="7"/>}<text:line-break/> <text:s text:c="3"/>}<text:line-break/><text:line-break/> <text:s text:c="3"/>// Mover para a esquerda<text:line-break/> <text:s text:c="3"/>public void moverParaOeste() {<text:line-break/> <text:s text:c="7"/>if (posy &gt; 0) {<text:line-break/> <text:s text:c="11"/>posy--;<text:line-break/> <text:s text:c="11"/>energia--;<text:line-break/> <text:s text:c="11"/>System.out.println("Aspirador de pó moveu para o Oeste.");<text:line-break/> <text:s text:c="7"/>}<text:line-break/> <text:s text:c="3"/>}<text:line-break/><text:line-break/> <text:s text:c="3"/>// Robô volta para casa.<text:line-break/> <text:s text:c="3"/>public void voltarParaCasa() {<text:line-break/> <text:s text:c="7"/>while (posx &gt; 0 || posy &gt; 0) {<text:line-break/> <text:s text:c="11"/>if (posx &gt; 0)<text:line-break/> <text:s text:c="15"/>moverParaNorte();<text:line-break/> <text:s text:c="11"/>if (posy &gt; 0)<text:line-break/> <text:s text:c="15"/>moverParaOeste();<text:line-break/> <text:s text:c="7"/>}<text:line-break/> <text:s text:c="3"/>}<text:line-break/><text:line-break/> <text:s text:c="3"/>public void acao() {<text:line-break/> <text:s text:c="7"/>if (energia &lt;= 0) {<text:line-break/> <text:s text:c="11"/>System.out.println("Sem energia. Voltando para casa");<text:line-break/> <text:s text:c="11"/>voltarParaCasa();<text:line-break/> <text:s text:c="11"/>energia = 100;<text:line-break/> <text:s text:c="11"/>capacidadebolsa = 0;<text:line-break/><text:soft-page-break/> <text:s text:c="7"/>}<text:line-break/> <text:s text:c="7"/>if (capacidadebolsa &gt;= 10) {<text:line-break/> <text:s text:c="11"/>System.out.println("Bolsa cheia. Voltar para casa e esvaziar bolsa");<text:line-break/> <text:s text:c="11"/>voltarParaCasa();<text:line-break/> <text:s text:c="11"/>capacidadebolsa = 0;<text:line-break/> <text:s text:c="7"/>}<text:line-break/> <text:s text:c="7"/>if (area[posx][posy].equals("sujo"))<text:line-break/> <text:s text:c="11"/>aspirar();<text:line-break/> <text:s text:c="7"/>else {<text:line-break/> <text:s text:c="11"/>if (movimentoAtual &lt; movimentosX.length) {<text:line-break/> <text:s text:c="15"/>int destinoX = posx + movimentosX[movimentoAtual];<text:line-break/> <text:s text:c="15"/>int destinoY = posy + movimentosY[movimentoAtual];<text:line-break/> <text:s text:c="15"/>movimentoAtual++;<text:line-break/><text:line-break/> <text:s text:c="15"/>while (posx != destinoX || posy != destinoY) {<text:line-break/> <text:s text:c="19"/>if (posx &lt; destinoX) {<text:line-break/> <text:s text:c="23"/>moverParaSul();<text:line-break/> <text:s text:c="19"/>} else if (posx &gt; destinoX) {<text:line-break/> <text:s text:c="23"/>moverParaNorte();<text:line-break/> <text:s text:c="19"/>}<text:line-break/><text:line-break/> <text:s text:c="19"/>if (posy &lt; destinoY) {<text:line-break/> <text:s text:c="23"/>moverParaLeste();<text:line-break/> <text:s text:c="19"/>} else if (posy &gt; destinoY) {<text:line-break/> <text:s text:c="23"/>moverParaOeste();<text:line-break/> <text:s text:c="19"/>}<text:line-break/> <text:s text:c="15"/>}<text:line-break/> <text:s text:c="11"/>}<text:line-break/> <text:s text:c="7"/>}<text:line-break/> <text:s text:c="3"/>}<text:line-break/><text:line-break/> <text:s text:c="3"/>public void executar() {<text:line-break/> <text:s text:c="7"/>while (!objetivo()) {<text:line-break/> <text:s text:c="11"/>acao();<text:line-break/> <text:s text:c="7"/>}<text:line-break/> <text:s text:c="7"/>System.out.println("Todas as áreas limpas.");<text:line-break/><text:line-break/> <text:s text:c="7"/>// Depois de limpar todas as áreas, voltar para casa<text:line-break/> <text:s text:c="7"/>voltarParaCasa();<text:line-break/><text:line-break/> <text:s text:c="7"/>System.out.println("De volta para casa!");<text:line-break/> <text:s text:c="3"/>}<text:line-break/><text:line-break/> <text:s text:c="3"/>public static void main(String[] args) {<text:line-break/> <text:s text:c="7"/>Aspirador aspirador = new Aspirador();<text:line-break/> <text:s text:c="7"/>aspirador.executar();<text:line-break/> <text:s text:c="3"/>}<text:line-break/>}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09:34:55.415000000</dc:date>
    <meta:editing-duration>PT58S</meta:editing-duration>
    <meta:editing-cycles>1</meta:editing-cycles>
    <meta:document-statistic meta:table-count="0" meta:image-count="0" meta:object-count="0" meta:page-count="3" meta:paragraph-count="1" meta:word-count="481" meta:character-count="4182" meta:non-whitespace-character-count="2432"/>
    <meta:generator>LibreOffice/7.4.0.3$Windows_X86_64 LibreOffice_project/f85e47c08ddd19c015c0114a68350214f7066f5a</meta:generator>
  </office:meta>
</office:document-meta>
</file>